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9900"/>
      <style:text-properties fo:font-weight="normal" style:font-weight-asian="normal" style:font-weight-complex="normal"/>
    </style:style>
    <style:style style:name="ce2" style:family="table-cell" style:parent-style-name="Default" style:data-style-name="N60"/>
    <style:style style:name="ce3" style:family="table-cell" style:parent-style-name="Default" style:data-style-name="N60">
      <style:text-properties style:use-window-font-color="true" style:text-outline="false" style:text-line-through-styl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0">
      <style:table-cell-properties fo:background-color="#009900"/>
      <style:text-properties style:use-window-font-color="true" style:text-outline="false" style:text-line-through-styl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0">
      <style:table-cell-properties fo:background-color="#009900"/>
      <style:text-properties fo:font-weight="normal" style:font-weight-asian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9900"/>
      <style:text-properties style:use-window-font-color="true" style:text-outline="false" style:text-line-through-styl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ucida Console" fo:font-size="9pt" fo:language="en" fo:country="US" style:font-name-asian="Lucida Console" style:font-size-asian="9pt" style:language-asian="en" style:country-asian="US" style:font-name-complex="Lucida Console" style:font-size-complex="5.09999990463257pt" style:language-complex="en" style:country-complex="US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office:value-type="string">
            <text:p>Run</text:p>
          </table:table-cell>
          <table:table-cell table:style-name="Default" office:value-type="string">
            <text:p>S</text:p>
          </table:table-cell>
          <table:table-cell office:value-type="string">
            <text:p>mean dn</text:p>
          </table:table-cell>
          <table:table-cell table:style-name="Default" office:value-type="string">
            <text:p>var N</text:p>
          </table:table-cell>
          <table:table-cell office:value-type="string">
            <text:p>average mean dn</text:p>
          </table:table-cell>
          <table:table-cell office:value-type="string">
            <text:p>Linf</text:p>
          </table:table-cell>
          <table:table-cell office:value-type="string">
            <text:p>a 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string">
            <text:p>Lm</text:p>
          </table:table-cell>
          <table:table-cell office:value-type="string">
            <text:p>meanGridX</text:p>
          </table:table-cell>
          <table:table-cell office:value-type="string">
            <text:p>meanGridY</text:p>
          </table:table-cell>
          <table:table-cell office:value-type="string">
            <text:p>Iteration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0.0000000003465">
            <text:p>3.47E-010</text:p>
          </table:table-cell>
          <table:table-cell table:style-name="ce2" office:value-type="float" office:value="0.0000041459">
            <text:p>4.15E-006</text:p>
          </table:table-cell>
          <table:table-cell office:value-type="float" office:value="0.0000002533">
            <text:p>2.53E-007</text:p>
          </table:table-cell>
          <table:table-cell table:style-name="ce2" office:value-type="float" office:value="0.000000070269">
            <text:p>7.03E-008</text:p>
          </table:table-cell>
          <table:table-cell office:value-type="float" office:value="0.001709">
            <text:p>0.001709</text:p>
          </table:table-cell>
          <table:table-cell office:value-type="float" office:value="-0.1">
            <text:p>-0.1</text:p>
          </table:table-cell>
          <table:table-cell office:value-type="float" office:value="-0.001">
            <text:p>-0.001</text:p>
          </table:table-cell>
          <table:table-cell office:value-type="float" office:value="-0.5">
            <text:p>-0.5</text:p>
          </table:table-cell>
          <table:table-cell office:value-type="float" office:value="2.383">
            <text:p>2.383</text:p>
          </table:table-cell>
          <table:table-cell office:value-type="float" office:value="-46.7">
            <text:p>-46.7</text:p>
          </table:table-cell>
          <table:table-cell office:value-type="float" office:value="-199.6">
            <text:p>-199.6</text:p>
          </table:table-cell>
          <table:table-cell table:style-name="ce2" office:value-type="float" office:value="1000">
            <text:p>1.00E+00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0.0000000003465">
            <text:p>3.47E-010</text:p>
          </table:table-cell>
          <table:table-cell table:style-name="ce2" office:value-type="float" office:value="0.0000041975">
            <text:p>4.20E-006</text:p>
          </table:table-cell>
          <table:table-cell office:value-type="float" office:value="0.00000025361">
            <text:p>2.54E-007</text:p>
          </table:table-cell>
          <table:table-cell table:style-name="ce2" office:value-type="float" office:value="0.000000071143">
            <text:p>7.11E-008</text:p>
          </table:table-cell>
          <table:table-cell office:value-type="float" office:value="0.0017039">
            <text:p>0.0017039</text:p>
          </table:table-cell>
          <table:table-cell office:value-type="float" office:value="-0.1">
            <text:p>-0.1</text:p>
          </table:table-cell>
          <table:table-cell office:value-type="float" office:value="-0.001">
            <text:p>-0.001</text:p>
          </table:table-cell>
          <table:table-cell office:value-type="float" office:value="-0.5">
            <text:p>-0.5</text:p>
          </table:table-cell>
          <table:table-cell office:value-type="float" office:value="2.383">
            <text:p>2.383</text:p>
          </table:table-cell>
          <table:table-cell office:value-type="float" office:value="-46.88">
            <text:p>-46.88</text:p>
          </table:table-cell>
          <table:table-cell office:value-type="float" office:value="-200.7">
            <text:p>-200.7</text:p>
          </table:table-cell>
          <table:table-cell office:value-type="float" office:value="6417">
            <text:p>64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00004039">
            <text:p>4.04E-007</text:p>
          </table:table-cell>
          <table:table-cell office:value-type="float" office:value="0.020266">
            <text:p>0.020266</text:p>
          </table:table-cell>
          <table:table-cell office:value-type="float" office:value="0.0000041433">
            <text:p>4.14E-006</text:p>
          </table:table-cell>
          <table:table-cell office:value-type="float" office:value="0.00034349">
            <text:p>0.00034349</text:p>
          </table:table-cell>
          <table:table-cell office:value-type="float" office:value="0.025705">
            <text:p>0.025705</text:p>
          </table:table-cell>
          <table:table-cell office:value-type="float" office:value="0.001">
            <text:p>0.001</text:p>
          </table:table-cell>
          <table:table-cell office:value-type="float" office:value="-0.001">
            <text:p>-0.001</text:p>
          </table:table-cell>
          <table:table-cell office:value-type="float" office:value="-0.5">
            <text:p>-0.5</text:p>
          </table:table-cell>
          <table:table-cell office:value-type="float" office:value="2.237">
            <text:p>2.237</text:p>
          </table:table-cell>
          <table:table-cell office:value-type="float" office:value="-1891">
            <text:p>-1891</text:p>
          </table:table-cell>
          <table:table-cell office:value-type="float" office:value="1416">
            <text:p>1416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001999">
            <text:p>2.00E-006</text:p>
          </table:table-cell>
          <table:table-cell office:value-type="float" office:value="0.033">
            <text:p>0.033</text:p>
          </table:table-cell>
          <table:table-cell office:value-type="float" office:value="5.7384E-028">
            <text:p>5.74E-028</text:p>
          </table:table-cell>
          <table:table-cell office:value-type="float" office:value="0.00055932">
            <text:p>0.00055932</text:p>
          </table:table-cell>
          <table:table-cell office:value-type="float" office:value="0.033">
            <text:p>0.033</text:p>
          </table:table-cell>
          <table:table-cell table:style-name="ce3" office:value-type="float" office:value="-0.002">
            <text:p>-2.00E-003</text:p>
          </table:table-cell>
          <table:table-cell table:style-name="ce3" office:value-type="float" office:value="0.002">
            <text:p>2.00E-003</text:p>
          </table:table-cell>
          <table:table-cell office:value-type="float" office:value="-1">
            <text:p>-1</text:p>
          </table:table-cell>
          <table:table-cell table:style-name="ce6" office:value-type="float" office:value="2.206">
            <text:p>2.206</text:p>
          </table:table-cell>
          <table:table-cell office:value-type="float" office:value="-1968">
            <text:p>-1968</text:p>
          </table:table-cell>
          <table:table-cell office:value-type="float" office:value="656.2">
            <text:p>656.2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4" office:value-type="float" office:value="0.0000000002894">
            <text:p>2.89E-010</text:p>
          </table:table-cell>
          <table:table-cell table:style-name="ce5" office:value-type="float" office:value="-0.0000021574">
            <text:p>-2.16E-006</text:p>
          </table:table-cell>
          <table:table-cell table:style-name="ce5" office:value-type="float" office:value="0.00000026303">
            <text:p>2.63E-007</text:p>
          </table:table-cell>
          <table:table-cell table:style-name="ce5" office:value-type="float" office:value="-0.000000036565">
            <text:p>-3.66E-008</text:p>
          </table:table-cell>
          <table:table-cell table:style-name="ce1" office:value-type="float" office:value="0.0014889">
            <text:p>0.0014889</text:p>
          </table:table-cell>
          <table:table-cell table:style-name="ce1" office:value-type="float" office:value="-0.1">
            <text:p>-0.1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-17.555">
            <text:p>-17.555</text:p>
          </table:table-cell>
          <table:table-cell table:style-name="ce1" office:value-type="float" office:value="2.221">
            <text:p>2.221</text:p>
          </table:table-cell>
          <table:table-cell table:style-name="ce1" office:value-type="float" office:value="-1703">
            <text:p>-1703</text:p>
          </table:table-cell>
          <table:table-cell table:style-name="ce1" office:value-type="float" office:value="-281.6">
            <text:p>-281.6</text:p>
          </table:table-cell>
          <table:table-cell table:style-name="ce1" office:value-type="float" office:value="1914">
            <text:p>191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008847">
            <text:p>8.85E-006</text:p>
          </table:table-cell>
          <table:table-cell office:value-type="float" office:value="0.033">
            <text:p>0.033</text:p>
          </table:table-cell>
          <table:table-cell office:value-type="float" office:value="7.0354E-028">
            <text:p>7.04E-028</text:p>
          </table:table-cell>
          <table:table-cell office:value-type="float" office:value="0.00055932">
            <text:p>0.00055932</text:p>
          </table:table-cell>
          <table:table-cell office:value-type="float" office:value="0.033">
            <text:p>0.033</text:p>
          </table:table-cell>
          <table:table-cell office:value-type="float" office:value="-0.001">
            <text:p>-0.001</text:p>
          </table:table-cell>
          <table:table-cell office:value-type="float" office:value="0.001">
            <text:p>0.001</text:p>
          </table:table-cell>
          <table:table-cell office:value-type="float" office:value="-9.237">
            <text:p>-9.237</text:p>
          </table:table-cell>
          <table:table-cell office:value-type="float" office:value="2.353">
            <text:p>2.353</text:p>
          </table:table-cell>
          <table:table-cell office:value-type="float" office:value="-2359">
            <text:p>-2359</text:p>
          </table:table-cell>
          <table:table-cell office:value-type="float" office:value="589.7">
            <text:p>589.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00004292">
            <text:p>4.29E-008</text:p>
          </table:table-cell>
          <table:table-cell office:value-type="float" office:value="0.0069665">
            <text:p>0.0069665</text:p>
          </table:table-cell>
          <table:table-cell office:value-type="float" office:value="0.00000061452">
            <text:p>6.15E-007</text:p>
          </table:table-cell>
          <table:table-cell office:value-type="float" office:value="0.00011808">
            <text:p>0.00011808</text:p>
          </table:table-cell>
          <table:table-cell office:value-type="float" office:value="0.0090848">
            <text:p>0.0090848</text:p>
          </table:table-cell>
          <table:table-cell office:value-type="float" office:value="-0.1">
            <text:p>-0.1</text:p>
          </table:table-cell>
          <table:table-cell office:value-type="float" office:value="0.1">
            <text:p>0.1</text:p>
          </table:table-cell>
          <table:table-cell office:value-type="float" office:value="-2.168">
            <text:p>-2.168</text:p>
          </table:table-cell>
          <table:table-cell office:value-type="float" office:value="2.15">
            <text:p>2.15</text:p>
          </table:table-cell>
          <table:table-cell office:value-type="float" office:value="-1393">
            <text:p>-1393</text:p>
          </table:table-cell>
          <table:table-cell office:value-type="float" office:value="103.4">
            <text:p>103.4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0004516">
            <text:p>4.52E-007</text:p>
          </table:table-cell>
          <table:table-cell office:value-type="float" office:value="0.021919">
            <text:p>0.021919</text:p>
          </table:table-cell>
          <table:table-cell office:value-type="float" office:value="0.0000014064">
            <text:p>1.41E-006</text:p>
          </table:table-cell>
          <table:table-cell office:value-type="float" office:value="0.0003715">
            <text:p>0.0003715</text:p>
          </table:table-cell>
          <table:table-cell office:value-type="float" office:value="0.025183">
            <text:p>0.025183</text:p>
          </table:table-cell>
          <table:table-cell office:value-type="float" office:value="-0.1">
            <text:p>-0.1</text:p>
          </table:table-cell>
          <table:table-cell office:value-type="float" office:value="0.1">
            <text:p>0.1</text:p>
          </table:table-cell>
          <table:table-cell office:value-type="float" office:value="-2.251">
            <text:p>-2.251</text:p>
          </table:table-cell>
          <table:table-cell office:value-type="float" office:value="2.11">
            <text:p>2.11</text:p>
          </table:table-cell>
          <table:table-cell office:value-type="float" office:value="-1448">
            <text:p>-1448</text:p>
          </table:table-cell>
          <table:table-cell office:value-type="float" office:value="515">
            <text:p>515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005372">
            <text:p>5.37E-006</text:p>
          </table:table-cell>
          <table:table-cell office:value-type="float" office:value="0.033">
            <text:p>0.033</text:p>
          </table:table-cell>
          <table:table-cell office:value-type="float" office:value="4.7674E-026">
            <text:p>4.77E-026</text:p>
          </table:table-cell>
          <table:table-cell office:value-type="float" office:value="0.00055932">
            <text:p>0.00055932</text:p>
          </table:table-cell>
          <table:table-cell office:value-type="float" office:value="0.033">
            <text:p>0.033</text:p>
          </table:table-cell>
          <table:table-cell table:style-name="ce3" office:value-type="float" office:value="0.0358935987">
            <text:p>3.59E-002</text:p>
          </table:table-cell>
          <table:table-cell table:style-name="ce3" office:value-type="float" office:value="-0.0358935987">
            <text:p>-3.59E-002</text:p>
          </table:table-cell>
          <table:table-cell table:style-name="ce3" office:value-type="float" office:value="-1.11849284">
            <text:p>-1.12E+000</text:p>
          </table:table-cell>
          <table:table-cell office:value-type="float" office:value="2.245">
            <text:p>2.245</text:p>
          </table:table-cell>
          <table:table-cell office:value-type="float" office:value="-2400">
            <text:p>-2400</text:p>
          </table:table-cell>
          <table:table-cell office:value-type="float" office:value="515">
            <text:p>515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6976">
            <text:p>6.98E-006</text:p>
          </table:table-cell>
          <table:table-cell office:value-type="float" office:value="0.033">
            <text:p>0.033</text:p>
          </table:table-cell>
          <table:table-cell office:value-type="float" office:value="6.1941E-026">
            <text:p>6.19E-026</text:p>
          </table:table-cell>
          <table:table-cell office:value-type="float" office:value="0.00055932">
            <text:p>0.00055932</text:p>
          </table:table-cell>
          <table:table-cell office:value-type="float" office:value="0.033">
            <text:p>0.033</text:p>
          </table:table-cell>
          <table:table-cell table:style-name="ce6" office:value-type="string">
            <text:p>3.59177969e-02,</text:p>
          </table:table-cell>
          <table:table-cell table:style-name="ce3" office:value-type="float" office:value="-0.0359177969">
            <text:p>-3.59E-002</text:p>
          </table:table-cell>
          <table:table-cell table:style-name="ce3" office:value-type="float" office:value="-1.11671687">
            <text:p>-1.12E+000</text:p>
          </table:table-cell>
          <table:table-cell office:value-type="float" office:value="2.245">
            <text:p>2.245</text:p>
          </table:table-cell>
          <table:table-cell office:value-type="float" office:value="-2454">
            <text:p>-2454</text:p>
          </table:table-cell>
          <table:table-cell office:value-type="float" office:value="714.9">
            <text:p>714.9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0000004852">
            <text:p>4.85E-010</text:p>
          </table:table-cell>
          <table:table-cell table:style-name="ce2" office:value-type="float" office:value="-0.0000032809">
            <text:p>-3.28E-006</text:p>
          </table:table-cell>
          <table:table-cell office:value-type="float" office:value="0.00000030329">
            <text:p>3.03E-007</text:p>
          </table:table-cell>
          <table:table-cell table:style-name="ce2" office:value-type="float" office:value="-0.000000055608">
            <text:p>-5.56E-008</text:p>
          </table:table-cell>
          <table:table-cell office:value-type="float" office:value="0.0014991">
            <text:p>0.0014991</text:p>
          </table:table-cell>
          <table:table-cell table:style-name="ce3" office:value-type="float" office:value="-0.371816978">
            <text:p>-3.72E-001</text:p>
          </table:table-cell>
          <table:table-cell table:style-name="ce3" office:value-type="float" office:value="0.960037933">
            <text:p>9.60E-001</text:p>
          </table:table-cell>
          <table:table-cell table:style-name="ce3" office:value-type="float" office:value="3.06361384">
            <text:p>3.06E+000</text:p>
          </table:table-cell>
          <table:table-cell office:value-type="float" office:value="3">
            <text:p>3</text:p>
          </table:table-cell>
          <table:table-cell office:value-type="float" office:value="-2652">
            <text:p>-2652</text:p>
          </table:table-cell>
          <table:table-cell office:value-type="float" office:value="-78.31">
            <text:p>-78.31</text:p>
          </table:table-cell>
          <table:table-cell table:style-name="ce8" office:value-type="float" office:value="10000">
            <text:p>100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000000485">
            <text:p>4.85E-010</text:p>
          </table:table-cell>
          <table:table-cell table:style-name="ce2" office:value-type="float" office:value="-0.0000029929">
            <text:p>-2.99E-006</text:p>
          </table:table-cell>
          <table:table-cell office:value-type="float" office:value="0.00000030347">
            <text:p>3.03E-007</text:p>
          </table:table-cell>
          <table:table-cell table:style-name="ce2" office:value-type="float" office:value="-0.000000050727">
            <text:p>-5.07E-008</text:p>
          </table:table-cell>
          <table:table-cell office:value-type="float" office:value="0.0014982">
            <text:p>0.0014982</text:p>
          </table:table-cell>
          <table:table-cell table:style-name="ce3" office:value-type="float" office:value="-0.371913801">
            <text:p>-3.72E-001</text:p>
          </table:table-cell>
          <table:table-cell table:style-name="ce3" office:value-type="float" office:value="0.95978672">
            <text:p>9.60E-001</text:p>
          </table:table-cell>
          <table:table-cell table:style-name="ce3" office:value-type="float" office:value="3.05949843">
            <text:p>3.06E+000</text:p>
          </table:table-cell>
          <table:table-cell office:value-type="float" office:value="3">
            <text:p>3</text:p>
          </table:table-cell>
          <table:table-cell office:value-type="float" office:value="-2654">
            <text:p>-2654</text:p>
          </table:table-cell>
          <table:table-cell office:value-type="float" office:value="-72.4">
            <text:p>-72.4</text:p>
          </table:table-cell>
          <table:table-cell office:value-type="float" office:value="23749">
            <text:p>2374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0000002926">
            <text:p>2.93E-010</text:p>
          </table:table-cell>
          <table:table-cell table:style-name="ce2" office:value-type="float" office:value="-0.000001948">
            <text:p>-1.95E-006</text:p>
          </table:table-cell>
          <table:table-cell office:value-type="float" office:value="0.00000026266">
            <text:p>2.63E-007</text:p>
          </table:table-cell>
          <table:table-cell table:style-name="ce2" office:value-type="float" office:value="-0.000000033017">
            <text:p>-3.30E-008</text:p>
          </table:table-cell>
          <table:table-cell office:value-type="float" office:value="0.0014936">
            <text:p>0.0014936</text:p>
          </table:table-cell>
          <table:table-cell office:value-type="float" office:value="-0.1">
            <text:p>-0.1</text:p>
          </table:table-cell>
          <table:table-cell office:value-type="float" office:value="0.001">
            <text:p>0.001</text:p>
          </table:table-cell>
          <table:table-cell table:style-name="ce3" office:value-type="float" office:value="-8.73546045">
            <text:p>-8.74E+000</text:p>
          </table:table-cell>
          <table:table-cell table:style-name="ce6" office:value-type="float" office:value="2.227">
            <text:p>2.227</text:p>
          </table:table-cell>
          <table:table-cell office:value-type="float" office:value="-1654">
            <text:p>-1654</text:p>
          </table:table-cell>
          <table:table-cell office:value-type="float" office:value="-2378.8">
            <text:p>-2378.8</text:p>
          </table:table-cell>
          <table:table-cell office:value-type="float" office:value="1013">
            <text:p>101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00004292">
            <text:p>4.29E-008</text:p>
          </table:table-cell>
          <table:table-cell office:value-type="float" office:value="0.0069665">
            <text:p>0.0069665</text:p>
          </table:table-cell>
          <table:table-cell office:value-type="float" office:value="0.00000061452">
            <text:p>6.15E-007</text:p>
          </table:table-cell>
          <table:table-cell office:value-type="float" office:value="0.00011808">
            <text:p>0.00011808</text:p>
          </table:table-cell>
          <table:table-cell office:value-type="float" office:value="0.0090848">
            <text:p>0.0090848</text:p>
          </table:table-cell>
          <table:table-cell office:value-type="float" office:value="-0.1">
            <text:p>-0.1</text:p>
          </table:table-cell>
          <table:table-cell office:value-type="float" office:value="0.1">
            <text:p>0.1</text:p>
          </table:table-cell>
          <table:table-cell table:style-name="ce3" office:value-type="float" office:value="-2.16765535">
            <text:p>-2.17E+000</text:p>
          </table:table-cell>
          <table:table-cell table:style-name="ce6" office:value-type="float" office:value="2.14997">
            <text:p>2.14997</text:p>
          </table:table-cell>
          <table:table-cell office:value-type="float" office:value="-1393">
            <text:p>-1393</text:p>
          </table:table-cell>
          <table:table-cell office:value-type="float" office:value="103.4">
            <text:p>103.4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4" office:value-type="float" office:value="0.00000000029">
            <text:p>2.90E-010</text:p>
          </table:table-cell>
          <table:table-cell table:style-name="ce5" office:value-type="float" office:value="-0.0000013011">
            <text:p>-1.30E-006</text:p>
          </table:table-cell>
          <table:table-cell table:style-name="ce5" office:value-type="float" office:value="0.00000026437">
            <text:p>2.64E-007</text:p>
          </table:table-cell>
          <table:table-cell table:style-name="ce5" office:value-type="float" office:value="-0.000000022052">
            <text:p>-2.21E-008</text:p>
          </table:table-cell>
          <table:table-cell table:style-name="ce1" office:value-type="float" office:value="0.0014752">
            <text:p>0.0014752</text:p>
          </table:table-cell>
          <table:table-cell table:style-name="ce1" office:value-type="float" office:value="-0.1">
            <text:p>-0.1</text:p>
          </table:table-cell>
          <table:table-cell table:style-name="ce4" office:value-type="float" office:value="-0.174805318">
            <text:p>-1.75E-001</text:p>
          </table:table-cell>
          <table:table-cell table:style-name="ce4" office:value-type="float" office:value="-48.8452426">
            <text:p>-4.88E+001</text:p>
          </table:table-cell>
          <table:table-cell table:style-name="ce7" office:value-type="float" office:value="2.2264">
            <text:p>2.2264</text:p>
          </table:table-cell>
          <table:table-cell table:style-name="ce1" office:value-type="float" office:value="-1734">
            <text:p>-1734</text:p>
          </table:table-cell>
          <table:table-cell table:style-name="ce1" office:value-type="float" office:value="-277.4">
            <text:p>-277.4</text:p>
          </table:table-cell>
          <table:table-cell table:style-name="ce1" office:value-type="float" office:value="834">
            <text:p>834</text:p>
          </table:table-cell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6">02/16/2020</text:date>, <text:time>15:36:4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11:20:23.94</meta:creation-date>
    <dc:date>2020-02-16T15:36:46.80</dc:date>
    <meta:editing-duration>PT4H1M3S</meta:editing-duration>
    <meta:editing-cycles>15</meta:editing-cycles>
    <meta:generator>OpenOffice/4.1.5$Win32 OpenOffice.org_project/415m1$Build-9789</meta:generator>
    <meta:document-statistic meta:table-count="3" meta:cell-count="208" meta:object-count="0"/>
  </office:meta>
</office:document-meta>
</file>